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e181e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officeooo:rsid="000ed977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ed977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New Mexico State Constitution</text:span><text:span text:style-name="T1">:</text:span><text:line-break/><text:span text:style-name="T3">Article </text:span><text:span text:style-name="T4">2:</text:span><text:span text:style-name="T3"> Bill of Rights</text:span>:</text:p>
      <text:p text:style-name="P2">https://codes.findlaw.com/nm/new-mexico-constitution/#!tid=N0BDBD440906E11DB81959DAE01A337EC</text:p>
      <text:p text:style-name="Standard"/>
      <text:p text:style-name="Standard"><text:line-break/><text:span text:style-name="T6">Sec. 2. [</text:span><text:span text:style-name="T5">Popular sovereignty</text:span><text:span text:style-name="T6">.]</text:span></text:p>
      <text:p text:style-name="P1"><text:tab/><text:span text:style-name="T3">All political power is</text:span> <text:span text:style-name="T3">vested in</text:span> <text:span text:style-name="T3">and derived from</text:span> <text:span text:style-name="T3">the people</text:span>: <text:span text:style-name="T3">all government of right originates with the people</text:span>, <text:span text:style-name="T3">is founded upon their will</text:span> <text:span text:style-name="T3">and is instituted solely for their good</text:span>.</text:p>
      <text:p text:style-name="P1"><text:line-break/></text:p>
      <text:p text:style-name="P1">Sec. 3. [<text:span text:style-name="T3">Right of self-government</text:span>.] <text:line-break/><text:tab/><text:span text:style-name="T3">The people of the state have the sole and exclusive right to govern themselves</text:span> <text:span text:style-name="T3">as a free, sovereign and independent state</text:span>.</text:p>
      <text:p text:style-name="P1"><text:line-break/><text:line-break/>Sec. 4. [<text:span text:style-name="T3">Inherent rights</text:span>.] <text:line-break/><text:tab/><text:span text:style-name="T3">All persons</text:span> <text:span text:style-name="T3">are</text:span> born <text:span text:style-name="T3">equally free</text:span>, <text:span text:style-name="T3">and have certain natural, inherent and inalienable rights</text:span>, <text:span text:style-name="T3">among which are the rights of</text:span> enjoying and defending <text:span text:style-name="T3">life and liberty</text:span>, <text:span text:style-name="T3">of acquiring, possessing and protecting property</text:span>, <text:span text:style-name="T3">and of seeking and obtaining safety and happines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23:13:32.255018833</meta:creation-date>
    <dc:date>2019-07-04T23:21:01.931155380</dc:date>
    <meta:editing-duration>PT7M30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15" meta:character-count="819" meta:non-whitespace-character-count="701"/>
  </office:meta>
</office:document-meta>
</file>